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3465a4" draw:fill="none" draw:textarea-horizontal-align="justify" draw:textarea-vertical-align="middle" draw:auto-grow-height="false" fo:min-height="1.457cm" fo:min-width="1.207cm"/>
    </style:style>
    <style:style style:name="gr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8.282cm" fo:min-width="9.13cm"/>
    </style:style>
    <style:style style:name="gr4" style:family="graphic" style:parent-style-name="standard">
      <style:graphic-properties draw:stroke="none" svg:stroke-color="#000000" draw:fill="none" draw:fill-color="#ffffff" fo:min-height="0.556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8.283cm" fo:min-width="9.815cm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11.928cm" fo:min-width="17.73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color="#808080"/>
    </style:style>
    <style:style style:name="P3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color="#808080" fo:font-size="13pt" style:font-size-asian="13pt" style:font-size-complex="13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413cm" svg:height="2.413cm" svg:x="12.626cm" svg:y="9.256cm">
          <text:p text:style-name="P1"><text:span text:style-name="T1">Element 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.413cm" svg:height="2.413cm" svg:x="18.898cm" svg:y="9.256cm">
          <text:p text:style-name="P1"><text:span text:style-name="T1">Element 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5.039cm" svg:y1="10.463cm" svg:x2="18.898cm" svg:y2="10.463cm" draw:start-shape="id1" draw:start-glue-point="10" draw:end-shape="id2" draw:end-glue-point="6" svg:d="M15039 10463h3859" svg:viewBox="0 0 3860 1">
          <text:p text:style-name="P1"><text:span text:style-name="T2">Covalent</text:span></text:p>
          <text:p text:style-name="P1"><text:span text:style-name="T2">Bond</text:span></text:p>
        </draw:connector>
        <draw:custom-shape draw:style-name="gr3" draw:text-style-name="P4" draw:layer="layout" svg:width="13.618cm" svg:height="12.064cm" svg:x="13.798cm" svg:y="4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2.413cm" svg:height="2.413cm" svg:x="6.833cm" svg:y="9.256cm">
          <text:p text:style-name="P1"><text:span text:style-name="T1">Element 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921cm" svg:height="0.806cm" svg:x="19.149cm" svg:y="4.894cm">
          <draw:text-box>
            <text:p><text:span text:style-name="T3">Compound</text:span></text:p>
          </draw:text-box>
        </draw:frame>
        <draw:custom-shape draw:style-name="gr5" draw:text-style-name="P4" xml:id="id3" draw:id="id3" draw:layer="layout" svg:width="14.585cm" svg:height="12.065cm" svg:x="6.706cm" svg:y="4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921cm" svg:height="0.806cm" svg:x="12.55cm" svg:y="4.894cm">
          <draw:text-box>
            <text:p><text:span text:style-name="T3">Molecule</text:span></text:p>
          </draw:text-box>
        </draw:frame>
        <draw:custom-shape draw:style-name="gr1" draw:text-style-name="P2" xml:id="id4" draw:id="id4" draw:layer="layout" svg:width="2.413cm" svg:height="2.413cm" svg:x="24.478cm" svg:y="9.235cm">
          <text:p text:style-name="P1"><text:span text:style-name="T1">Element 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21.291cm" svg:y1="10.462cm" svg:x2="24.478cm" svg:y2="10.442cm" draw:start-shape="id3" draw:start-glue-point="10" draw:end-shape="id4" draw:end-glue-point="6" svg:d="M21291 10462l3187-20" svg:viewBox="0 0 3188 21">
          <text:p text:style-name="P1"><text:span text:style-name="T2">Ionic</text:span></text:p>
          <text:p text:style-name="P1"><text:span text:style-name="T2">Bond</text:span></text:p>
        </draw:connector>
        <draw:custom-shape draw:style-name="gr7" draw:text-style-name="P4" draw:layer="layout" svg:width="25.781cm" svg:height="17.22cm" svg:x="3.159cm" svg:y="2.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921cm" svg:height="0.806cm" svg:x="14.95cm" svg:y="3.194cm">
          <draw:text-box>
            <text:p><text:span text:style-name="T3">Substance</text:span></text:p>
          </draw:text-box>
        </draw:frame>
        <draw:custom-shape draw:style-name="gr1" draw:text-style-name="P2" draw:layer="layout" svg:width="2.413cm" svg:height="2.413cm" svg:x="3.678cm" svg:y="9.229cm">
          <text:p text:style-name="P1"><text:span text:style-name="T1">Element 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413cm" svg:height="2.413cm" svg:x="11.957cm" svg:y="16.904cm">
          <text:p text:style-name="P1"><text:span text:style-name="T1">Element 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2.413cm" svg:height="2.413cm" svg:x="17.537cm" svg:y="16.883cm">
          <text:p text:style-name="P1"><text:span text:style-name="T1">Element 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14.35cm" svg:y1="18.11cm" svg:x2="17.537cm" svg:y2="18.09cm" draw:end-shape="id5" draw:end-glue-point="6" svg:d="M14350 18110l3187-20" svg:viewBox="0 0 3188 21">
          <text:p text:style-name="P1"><text:span text:style-name="T2">Metallic</text:span></text:p>
          <text:p text:style-name="P1"><text:span text:style-name="T2">Bond</text:span></text:p>
        </draw:connector>
        <draw:connector draw:style-name="gr2" draw:text-style-name="P3" draw:layer="layout" draw:type="line" svg:x1="9.246cm" svg:y1="10.463cm" svg:x2="12.626cm" svg:y2="10.463cm" draw:start-shape="id6" draw:start-glue-point="10" draw:end-shape="id1" draw:end-glue-point="6" svg:d="M9246 10463h3380" svg:viewBox="0 0 3381 1">
          <text:p text:style-name="P1"><text:span text:style-name="T2">Covalent</text:span></text:p>
          <text:p text:style-name="P1"><text:span text:style-name="T2">Bond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textarea-vertical-align="middl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5T16:36:44.521645047</meta:creation-date>
    <dc:date>2018-08-05T17:51:22.521056601</dc:date>
    <meta:editing-duration>PT1H10M57S</meta:editing-duration>
    <meta:editing-cycles>30</meta:editing-cycles>
    <meta:generator>LibreOffice/6.0.6.1$Linux_X86_64 LibreOffice_project/00$Build-1</meta:generator>
    <meta:document-statistic meta:object-count="17"/>
  </office:meta>
</office:document-meta>
</file>